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60846" officeooo:paragraph-rsid="00160846"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Liberation Serif1" fo:font-size="11pt" officeooo:rsid="00160846" officeooo:paragraph-rsid="0016e830" style:font-size-asian="11pt" style:font-size-complex="11pt"/>
    </style:style>
    <style:style style:name="P3" style:family="paragraph" style:parent-style-name="Standard">
      <style:paragraph-properties fo:text-align="start" style:justify-single-word="false"/>
      <style:text-properties style:font-name="Liberation Serif1" fo:font-size="11pt" officeooo:rsid="00160846" officeooo:paragraph-rsid="00160846" style:font-size-asian="11pt" style:font-size-complex="11pt"/>
    </style:style>
    <style:style style:name="P4" style:family="paragraph" style:parent-style-name="Standard">
      <style:paragraph-properties fo:text-align="start" style:justify-single-word="false"/>
      <style:text-properties style:font-name="Liberation Serif1" fo:font-size="11pt" officeooo:rsid="00160846" officeooo:paragraph-rsid="00185206" style:font-size-asian="11pt" style:font-size-complex="11pt"/>
    </style:style>
    <style:style style:name="P5" style:family="paragraph" style:parent-style-name="Standard">
      <style:paragraph-properties fo:text-align="start" style:justify-single-word="false"/>
      <style:text-properties style:font-name="Liberation Serif1" fo:font-size="11pt" officeooo:rsid="00160846" officeooo:paragraph-rsid="001c2866" style:font-size-asian="11pt" style:font-size-complex="11pt"/>
    </style:style>
    <style:style style:name="P6" style:family="paragraph" style:parent-style-name="Standard">
      <style:paragraph-properties fo:text-align="start" style:justify-single-word="false"/>
      <style:text-properties style:font-name="Liberation Serif1" fo:font-size="11pt" officeooo:rsid="0016e830" officeooo:paragraph-rsid="0016e830" style:font-size-asian="11pt" style:font-size-complex="11pt"/>
    </style:style>
    <style:style style:name="P7" style:family="paragraph" style:parent-style-name="Standard">
      <style:paragraph-properties fo:text-align="start" style:justify-single-word="false"/>
      <style:text-properties style:font-name="Liberation Serif1" fo:font-size="11pt" officeooo:rsid="00185206" officeooo:paragraph-rsid="00185206" style:font-size-asian="11pt" style:font-size-complex="11pt"/>
    </style:style>
    <style:style style:name="P8" style:family="paragraph" style:parent-style-name="Standard">
      <style:paragraph-properties fo:text-align="start" style:justify-single-word="false"/>
      <style:text-properties style:font-name="Liberation Serif1" fo:font-size="11pt" officeooo:rsid="0018f866" officeooo:paragraph-rsid="0018f866" style:font-size-asian="11pt" style:font-size-complex="11pt"/>
    </style:style>
    <style:style style:name="P9" style:family="paragraph" style:parent-style-name="Standard">
      <style:text-properties style:font-name="Liberation Serif1" fo:font-size="11pt" officeooo:paragraph-rsid="001ad070" style:font-size-asian="11pt" style:font-size-complex="11pt"/>
    </style:style>
    <style:style style:name="P10" style:family="paragraph" style:parent-style-name="Standard">
      <style:paragraph-properties fo:text-align="start" style:justify-single-word="false"/>
      <style:text-properties style:font-name="Liberation Serif1" fo:font-size="11pt" officeooo:rsid="001ad070" officeooo:paragraph-rsid="001ad070" style:font-size-asian="11pt" style:font-size-complex="11pt"/>
    </style:style>
    <style:style style:name="P11" style:family="paragraph" style:parent-style-name="Standard">
      <style:paragraph-properties fo:text-align="start" style:justify-single-word="false"/>
      <style:text-properties style:font-name="Liberation Serif1" fo:font-size="11pt" officeooo:rsid="001c2866" officeooo:paragraph-rsid="001c2866" style:font-size-asian="11pt" style:font-size-complex="11pt"/>
    </style:style>
    <style:style style:name="P12" style:family="paragraph" style:parent-style-name="Standard">
      <style:paragraph-properties fo:text-align="start" style:justify-single-word="false"/>
      <style:text-properties style:font-name="Liberation Serif1" fo:font-size="11pt" officeooo:rsid="001d5ed0" officeooo:paragraph-rsid="001d5ed0" style:font-size-asian="11pt" style:font-size-complex="11pt"/>
    </style:style>
    <style:style style:name="P13" style:family="paragraph" style:parent-style-name="Standard">
      <style:paragraph-properties fo:text-align="start" style:justify-single-word="false"/>
      <style:text-properties style:font-name="Liberation Serif1" fo:font-size="11pt" officeooo:rsid="001d9275" officeooo:paragraph-rsid="001d9275" style:font-size-asian="11pt" style:font-size-complex="11pt"/>
    </style:style>
    <style:style style:name="P14" style:family="paragraph" style:parent-style-name="Standard">
      <style:paragraph-properties fo:text-align="start" style:justify-single-word="false"/>
      <style:text-properties style:font-name="Liberation Serif1" fo:font-size="11pt" officeooo:rsid="001da2d4" officeooo:paragraph-rsid="001da2d4" style:font-size-asian="11pt" style:font-size-complex="11pt"/>
    </style:style>
    <style:style style:name="P15" style:family="paragraph" style:parent-style-name="Standard">
      <style:paragraph-properties fo:text-align="start" style:justify-single-word="false"/>
      <style:text-properties style:font-name="Liberation Serif1" fo:font-size="11pt" officeooo:rsid="001f0bc1" officeooo:paragraph-rsid="001f0bc1" style:font-size-asian="11pt" style:font-size-complex="11pt"/>
    </style:style>
    <style:style style:name="P16" style:family="paragraph" style:parent-style-name="Standard">
      <style:paragraph-properties fo:text-align="start" style:justify-single-word="false"/>
      <style:text-properties style:font-name="Liberation Serif1" fo:font-size="11pt" officeooo:rsid="001fc52d" officeooo:paragraph-rsid="001fc52d" style:font-size-asian="11pt" style:font-size-complex="11pt"/>
    </style:style>
    <style:style style:name="P17" style:family="paragraph" style:parent-style-name="Standard">
      <style:paragraph-properties fo:text-align="start" style:justify-single-word="false"/>
      <style:text-properties style:font-name="Liberation Serif1" fo:font-size="11pt" officeooo:rsid="0021a17f" officeooo:paragraph-rsid="0021a17f" style:font-size-asian="11pt" style:font-size-complex="11pt"/>
    </style:style>
    <style:style style:name="P18" style:family="paragraph" style:parent-style-name="Standard">
      <style:paragraph-properties fo:text-align="start" style:justify-single-word="false"/>
      <style:text-properties style:font-name="Liberation Serif1" fo:font-size="11pt" fo:font-weight="bold" officeooo:rsid="00160846" officeooo:paragraph-rsid="00160846" style:font-size-asian="11pt" style:font-weight-asian="bold" style:font-size-complex="11pt" style:font-weight-complex="bold"/>
    </style:style>
    <style:style style:name="P19" style:family="paragraph" style:parent-style-name="Standard">
      <style:paragraph-properties fo:text-align="start" style:justify-single-word="false"/>
      <style:text-properties style:font-name="Liberation Serif1" fo:font-size="11pt" fo:font-weight="bold" officeooo:rsid="00160846" officeooo:paragraph-rsid="001c2866"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Liberation Serif1" fo:font-size="11pt" fo:font-weight="normal" officeooo:rsid="0018f866" officeooo:paragraph-rsid="0018f866"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Liberation Serif1" fo:font-size="11pt" fo:font-weight="normal" officeooo:rsid="00160846" officeooo:paragraph-rsid="00160846"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Liberation Serif1" fo:font-size="11pt" fo:font-weight="normal" officeooo:rsid="001c2866" officeooo:paragraph-rsid="001c2866"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Liberation Serif1" fo:font-size="11pt" fo:font-weight="normal" officeooo:rsid="001d9275" officeooo:paragraph-rsid="001d9275"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Liberation Serif1" fo:font-size="11pt" fo:font-weight="normal" officeooo:rsid="001f0bc1" officeooo:paragraph-rsid="001f0bc1" style:font-size-asian="11pt" style:font-weight-asian="normal" style:font-size-complex="11pt" style:font-weight-complex="normal"/>
    </style:style>
    <style:style style:name="P25" style:family="paragraph" style:parent-style-name="Standard">
      <style:paragraph-properties fo:text-align="center" style:justify-single-word="false"/>
      <style:text-properties style:font-name="Liberation Serif1" fo:font-size="13pt" fo:font-weight="bold" officeooo:rsid="00160846" officeooo:paragraph-rsid="00160846" style:font-size-asian="13pt" style:font-weight-asian="bold" style:font-size-complex="13pt" style:font-weight-complex="bold"/>
    </style:style>
    <style:style style:name="P26" style:family="paragraph" style:parent-style-name="Standard">
      <style:paragraph-properties fo:text-align="start" style:justify-single-word="false"/>
      <style:text-properties fo:color="#ff3333" style:font-name="Liberation Serif1" fo:font-size="11pt" fo:font-weight="bold" officeooo:rsid="00160846" officeooo:paragraph-rsid="00160846" style:font-size-asian="11pt" style:font-weight-asian="bold" style:font-size-complex="11pt" style:font-weight-complex="bold"/>
    </style:style>
    <style:style style:name="P27" style:family="paragraph" style:parent-style-name="Standard">
      <style:paragraph-properties fo:text-align="start" style:justify-single-word="false"/>
      <style:text-properties fo:color="#000000" style:font-name="Liberation Serif1" fo:font-size="11pt" fo:font-weight="normal" officeooo:rsid="001da2d4" officeooo:paragraph-rsid="001da2d4"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color="#000000" style:font-name="Liberation Serif1" fo:font-size="11pt" fo:font-weight="normal" officeooo:rsid="001fc52d" officeooo:paragraph-rsid="001fc52d"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color="#000000" style:font-name="Liberation Serif1" fo:font-size="11pt" fo:font-weight="bold" officeooo:rsid="00160846" officeooo:paragraph-rsid="00160846" style:font-size-asian="11pt" style:font-weight-asian="bold" style:font-size-complex="11pt" style:font-weight-complex="bold"/>
    </style:style>
    <style:style style:name="P30" style:family="paragraph" style:parent-style-name="Standard">
      <style:paragraph-properties fo:margin-top="0in" fo:margin-bottom="0in" loext:contextual-spacing="false" fo:text-align="start" style:justify-single-word="false"/>
      <style:text-properties style:font-name="Liberation Serif1" fo:font-size="11pt" officeooo:rsid="00160846" officeooo:paragraph-rsid="001ad070" style:font-size-asian="11pt" style:font-size-complex="11pt"/>
    </style:style>
    <style:style style:name="P31" style:family="paragraph" style:parent-style-name="List_20_Paragraph">
      <style:paragraph-properties fo:margin-left="0in" fo:margin-right="0in" fo:text-align="start" style:justify-single-word="false" fo:text-indent="0in" style:auto-text-indent="false"/>
      <style:text-properties style:font-name="Liberation Serif1" fo:font-size="11pt" officeooo:rsid="00160846" officeooo:paragraph-rsid="001c2866" style:font-size-asian="11pt" style:font-size-complex="11pt"/>
    </style:style>
    <style:style style:name="P32" style:family="paragraph" style:parent-style-name="List_20_Paragraph">
      <style:paragraph-properties fo:margin-left="0in" fo:margin-right="0in" fo:text-align="start" style:justify-single-word="false" fo:text-indent="0in" style:auto-text-indent="false"/>
      <style:text-properties style:font-name="Liberation Serif1" fo:font-size="11pt" officeooo:rsid="00160846" officeooo:paragraph-rsid="001d5ed0" style:font-size-asian="11pt" style:font-size-complex="11pt"/>
    </style:style>
    <style:style style:name="P33" style:family="paragraph" style:parent-style-name="List_20_Paragraph">
      <style:paragraph-properties fo:margin-left="0in" fo:margin-right="0in" fo:text-align="start" style:justify-single-word="false" fo:text-indent="0in" style:auto-text-indent="false"/>
      <style:text-properties style:font-name="Liberation Serif1" fo:font-size="11pt" officeooo:rsid="00160846" officeooo:paragraph-rsid="001d9275" style:font-size-asian="11pt" style:font-size-complex="11pt"/>
    </style:style>
    <style:style style:name="P34" style:family="paragraph" style:parent-style-name="List_20_Paragraph">
      <style:paragraph-properties fo:margin-left="0in" fo:margin-right="0in" fo:text-align="start" style:justify-single-word="false" fo:text-indent="0in" style:auto-text-indent="false"/>
      <style:text-properties style:font-name="Liberation Serif1" fo:font-size="11pt" officeooo:rsid="001d5ed0" officeooo:paragraph-rsid="001d5ed0" style:font-size-asian="11pt" style:font-size-complex="11pt"/>
    </style:style>
    <style:style style:name="P35" style:family="paragraph" style:parent-style-name="List_20_Paragraph">
      <style:paragraph-properties fo:margin-left="0in" fo:margin-right="0in" fo:text-align="start" style:justify-single-word="false" fo:text-indent="0in" style:auto-text-indent="false"/>
      <style:text-properties style:font-name="Liberation Serif1" fo:font-size="11pt" fo:font-weight="bold" officeooo:rsid="00160846" officeooo:paragraph-rsid="001d5ed0" style:font-size-asian="11pt" style:font-weight-asian="bold" style:font-size-complex="11pt" style:font-weight-complex="bold"/>
    </style:style>
    <style:style style:name="P36" style:family="paragraph" style:parent-style-name="List_20_Paragraph">
      <style:paragraph-properties fo:margin-left="0in" fo:margin-right="0in" fo:text-align="start" style:justify-single-word="false" fo:text-indent="0in" style:auto-text-indent="false"/>
      <style:text-properties style:font-name="Liberation Serif1" fo:font-size="11pt" fo:font-weight="normal" officeooo:rsid="00160846" officeooo:paragraph-rsid="001d5ed0" style:font-size-asian="11pt" style:font-weight-asian="normal" style:font-size-complex="11pt" style:font-weight-complex="normal"/>
    </style:style>
    <style:style style:name="P37" style:family="paragraph" style:parent-style-name="List_20_Paragraph">
      <style:paragraph-properties fo:margin-left="0.3937in" fo:margin-right="0in" fo:text-align="start" style:justify-single-word="false" fo:text-indent="-0.3937in" style:auto-text-indent="false"/>
      <style:text-properties style:font-name="Liberation Serif1" fo:font-size="11pt" officeooo:rsid="00160846" officeooo:paragraph-rsid="001c2866" style:font-size-asian="11pt" style:font-size-complex="11pt"/>
    </style:style>
    <style:style style:name="P38" style:family="paragraph" style:parent-style-name="List_20_Paragraph" style:list-style-name="WWNum14">
      <style:paragraph-properties fo:margin-left="0in" fo:margin-right="0in" fo:text-align="start" style:justify-single-word="false" fo:text-indent="0in" style:auto-text-indent="false"/>
      <style:text-properties style:font-name="Liberation Serif1" fo:font-size="11pt" officeooo:rsid="00160846" officeooo:paragraph-rsid="001f0bc1" style:font-size-asian="11pt" style:font-size-complex="11pt"/>
    </style:style>
    <style:style style:name="P39" style:family="paragraph" style:parent-style-name="Standard">
      <style:text-properties fo:color="#000000" style:font-name="Liberation Serif1" fo:font-size="11pt" officeooo:paragraph-rsid="001ad070" style:font-size-asian="11pt" style:font-size-complex="11pt"/>
    </style:style>
    <style:style style:name="P40" style:family="paragraph" style:parent-style-name="Standard">
      <style:paragraph-properties fo:text-align="start" style:justify-single-word="false"/>
      <style:text-properties fo:color="#000000" style:font-name="Liberation Serif1" fo:font-size="11pt" officeooo:rsid="0018f866" officeooo:paragraph-rsid="001ad070" style:font-size-asian="11pt" style:font-size-complex="11pt"/>
    </style:style>
    <style:style style:name="P41" style:family="paragraph" style:parent-style-name="Standard">
      <style:paragraph-properties fo:text-align="start" style:justify-single-word="false"/>
      <style:text-properties fo:color="#000000" style:font-name="Liberation Serif1" fo:font-size="11pt" officeooo:rsid="0018f866" officeooo:paragraph-rsid="0022db09" style:font-size-asian="11pt" style:font-size-complex="11pt"/>
    </style:style>
    <style:style style:name="P42" style:family="paragraph" style:parent-style-name="Standard">
      <style:text-properties fo:color="#000000" style:font-name="Liberation Serif1" fo:font-size="11pt" officeooo:paragraph-rsid="0022db09" style:font-size-asian="11pt" style:font-size-complex="11pt"/>
    </style:style>
    <style:style style:name="P43" style:family="paragraph" style:parent-style-name="Standard">
      <style:paragraph-properties fo:text-align="start" style:justify-single-word="false"/>
      <style:text-properties fo:color="#000000" style:font-name="Liberation Serif1" fo:font-size="11pt" officeooo:rsid="00160846" officeooo:paragraph-rsid="00160846" style:font-size-asian="11pt" style:font-size-complex="11pt"/>
    </style:style>
    <style:style style:name="P44" style:family="paragraph" style:parent-style-name="Standard">
      <style:paragraph-properties fo:text-align="start" style:justify-single-word="false"/>
      <style:text-properties fo:color="#000000" style:font-name="Liberation Serif1" fo:font-size="11pt" fo:font-weight="normal" officeooo:rsid="0024d725" officeooo:paragraph-rsid="0024d725"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fo:color="#000000" style:font-name="Liberation Serif1" fo:font-size="11pt" fo:font-weight="normal" officeooo:rsid="0026a0ae" officeooo:paragraph-rsid="0026a0ae"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color="#000000" style:font-name="Liberation Serif1" fo:font-size="11pt" fo:font-weight="bold" officeooo:rsid="00160846" officeooo:paragraph-rsid="00160846"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Liberation Serif1" fo:font-size="11pt" fo:font-weight="bold" officeooo:rsid="00160846" officeooo:paragraph-rsid="00160846"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Liberation Serif1" fo:font-size="11pt" fo:font-weight="normal" officeooo:rsid="001c2866" officeooo:paragraph-rsid="001c2866"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Liberation Serif1" fo:font-size="11pt" officeooo:rsid="00160846" officeooo:paragraph-rsid="0016e830" style:font-size-asian="11pt" style:font-size-complex="11pt"/>
    </style:style>
    <style:style style:name="P50" style:family="paragraph" style:parent-style-name="Standard">
      <style:paragraph-properties fo:text-align="start" style:justify-single-word="false"/>
      <style:text-properties style:font-name="Liberation Serif1" fo:font-size="11pt" officeooo:rsid="00160846" officeooo:paragraph-rsid="00160846" style:font-size-asian="11pt" style:font-size-complex="11pt"/>
    </style:style>
    <style:style style:name="P51" style:family="paragraph" style:parent-style-name="Standard">
      <style:paragraph-properties fo:text-align="start" style:justify-single-word="false"/>
      <style:text-properties style:font-name="Liberation Serif1" fo:font-size="11pt" officeooo:rsid="00160846" officeooo:paragraph-rsid="0024d725" style:font-size-asian="11pt" style:font-size-complex="11pt"/>
    </style:style>
    <style:style style:name="P52" style:family="paragraph" style:parent-style-name="Standard">
      <style:paragraph-properties fo:text-align="start" style:justify-single-word="false"/>
      <style:text-properties style:font-name="Liberation Serif1" fo:font-size="11pt" officeooo:rsid="0018f866" officeooo:paragraph-rsid="0022db09" style:font-size-asian="11pt" style:font-size-complex="11pt"/>
    </style:style>
    <style:style style:name="P53" style:family="paragraph" style:parent-style-name="Standard">
      <style:text-properties style:font-name="Liberation Serif1" fo:font-size="11pt" officeooo:paragraph-rsid="0022db09" style:font-size-asian="11pt" style:font-size-complex="11pt"/>
    </style:style>
    <style:style style:name="P54" style:family="paragraph" style:parent-style-name="Standard">
      <style:paragraph-properties fo:text-align="center" style:justify-single-word="false"/>
      <style:text-properties style:font-name="Liberation Serif1" fo:font-size="13pt" fo:font-weight="bold" officeooo:rsid="00160846" officeooo:paragraph-rsid="00160846" style:font-size-asian="13pt" style:font-weight-asian="bold" style:font-size-complex="13pt" style:font-weight-complex="bold"/>
    </style:style>
    <style:style style:name="P55" style:family="paragraph" style:parent-style-name="Standard">
      <style:paragraph-properties fo:text-align="start" style:justify-single-word="false"/>
      <style:text-properties fo:color="#ff3333" style:font-name="Liberation Serif1" fo:font-size="11pt" fo:font-weight="bold" officeooo:rsid="00160846" officeooo:paragraph-rsid="00160846" style:font-size-asian="11pt" style:font-weight-asian="bold" style:font-size-complex="11pt" style:font-weight-complex="bold"/>
    </style:style>
    <style:style style:name="P56" style:family="paragraph" style:parent-style-name="Standard">
      <style:paragraph-properties fo:text-align="center" style:justify-single-word="false" fo:break-before="page"/>
      <style:text-properties style:font-name="Liberation Serif1" fo:font-size="13pt" fo:font-weight="bold" officeooo:rsid="00160846" officeooo:paragraph-rsid="00160846" style:font-size-asian="13pt" style:font-weight-asian="bold" style:font-size-complex="13pt" style:font-weight-complex="bold"/>
    </style:style>
    <style:style style:name="P57" style:family="paragraph" style:parent-style-name="Standard">
      <style:paragraph-properties fo:margin-left="0.3937in" fo:margin-right="0in" fo:text-align="start" style:justify-single-word="false" fo:text-indent="-0.3937in" style:auto-text-indent="false"/>
      <style:text-properties fo:color="#000000" style:font-name="Liberation Serif1" fo:font-size="11pt" fo:font-weight="normal" officeooo:rsid="0024d725" officeooo:paragraph-rsid="0024d725" style:font-size-asian="11pt" style:font-weight-asian="normal" style:font-size-complex="11pt" style:font-weight-complex="normal"/>
    </style:style>
    <style:style style:name="P58" style:family="paragraph" style:parent-style-name="Standard">
      <style:paragraph-properties fo:margin-left="0.3937in" fo:margin-right="0in" fo:text-indent="-0.3937in" style:auto-text-indent="false"/>
      <style:text-properties officeooo:paragraph-rsid="0024d725"/>
    </style:style>
    <style:style style:name="P59" style:family="paragraph" style:parent-style-name="Standard">
      <style:paragraph-properties fo:margin-left="0in" fo:margin-right="0in" fo:text-indent="0in" style:auto-text-indent="false"/>
      <style:text-properties officeooo:paragraph-rsid="0024d725"/>
    </style:style>
    <style:style style:name="T1" style:family="text">
      <style:text-properties officeooo:rsid="00185206"/>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07a4f" style:font-weight-asian="bold"/>
    </style:style>
    <style:style style:name="T7" style:family="text">
      <style:text-properties fo:font-weight="normal" style:font-weight-asian="normal" style:font-weight-complex="normal"/>
    </style:style>
    <style:style style:name="T8" style:family="text">
      <style:text-properties fo:font-weight="normal" officeooo:rsid="001c2866" style:font-weight-asian="normal" style:font-weight-complex="normal"/>
    </style:style>
    <style:style style:name="T9" style:family="text">
      <style:text-properties officeooo:rsid="001c2866"/>
    </style:style>
    <style:style style:name="T10" style:family="text">
      <style:text-properties fo:color="#ff3333" fo:font-weight="bold" style:font-weight-asian="bold" style:font-weight-complex="bold"/>
    </style:style>
    <style:style style:name="T11" style:family="text">
      <style:text-properties officeooo:rsid="001d5ed0"/>
    </style:style>
    <style:style style:name="T12" style:family="text">
      <style:text-properties officeooo:rsid="001d9275"/>
    </style:style>
    <style:style style:name="T13" style:family="text">
      <style:text-properties officeooo:rsid="001f0bc1"/>
    </style:style>
    <style:style style:name="T14" style:family="text">
      <style:text-properties officeooo:rsid="001fc52d"/>
    </style:style>
    <style:style style:name="T15" style:family="text">
      <style:text-properties officeooo:rsid="0018f866"/>
    </style:style>
    <style:style style:name="T16" style:family="text">
      <style:text-properties officeooo:rsid="00007a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cijski sustavi MI2</text:p>
      <text:p text:style-name="P25">Četvrti ishod</text:p>
      <text:p text:style-name="P18">1. Kakva je to prljava stranica?</text:p>
      <text:p text:style-name="P2">Prljava stranica je stranica u page cache-u koja je modificirana nakon učitavanja.</text:p>
      <text:p text:style-name="P2"/>
      <text:p text:style-name="P18">2. Zašto je memorija organizirana u stranice (prednosti, nedostaci)?</text:p>
      <text:p text:style-name="P6">Prednosti straničenja je eliminacija vanjske fragmentacije, alociranje memorije je jednostavno I jeftino, nedostatci su duže vrijeme pristupa memoriji, interna fragmentacija</text:p>
      <text:p text:style-name="P3"/>
      <text:p text:style-name="P18">3. Čemu služe translacijske tablice?</text:p>
      <text:p text:style-name="P30">Za pretvorbe virtualnih adresa iz CPU-a u fizičke adrese u RAM-u.</text:p>
      <text:p text:style-name="P3"/>
      <text:p text:style-name="P3"><text:span text:style-name="T10">4. Objasnite način rada strategije raspoređivanja</text:span></text:p>
      <text:p text:style-name="P3"/>
      <text:p text:style-name="P3"/>
      <text:p text:style-name="P3"/>
      <text:p text:style-name="P18">5. Da li je optimalni algoritam moguć za implementaciju?</text:p>
      <text:p text:style-name="P20">Teoretski optimalni algoritam nije moguc za implementaciju jer bi morao predvidati buducnost.</text:p>
      <text:p text:style-name="P3"/>
      <text:p text:style-name="P26">6. Kako danas rade algoritmi za straničenje?</text:p>
      <text:p text:style-name="P26"/>
      <text:p text:style-name="P26"/>
      <text:p text:style-name="P26"/>
      <text:p text:style-name="P3"/>
      <text:p text:style-name="P18">7. Objasnite kružni algoritam?</text:p>
      <text:p text:style-name="P8">Čuvamo kružnu listu stranica, kod pogreške pretrazujemo listu I ako je bit pristupa na 1 postavlja se na 0 I prelazi na slijedecu stranicu, ako je bit pristupa 0 predlažemo ju za zamjenu, pretraživanje se uvijek nastavlja gdje je stalo. U slučaju pogotka bit pritupa ostaje na 1 ako je bio 1 tj ako je bio 0 prebacuje se na 1.</text:p>
      <text:p text:style-name="P3"/>
      <text:p text:style-name="P18">8. Objasni virtualni adresni prostor</text:p>
      <text:p text:style-name="P7">Virtualni adresni prostor je skup virtualni adresa danih procesu od strane operativnog sustava.</text:p>
      <text:p text:style-name="P7"/>
      <text:p text:style-name="P18">9. Što je pravilo 90/10?</text:p>
      <text:p text:style-name="P4"><text:span text:style-name="T1">P</text:span>ravilo 90/10 <text:span text:style-name="T1">smatra da procesi u prosijeku koriste samo 10% memorije.</text:span></text:p>
      <text:p text:style-name="P3"/>
      <text:p text:style-name="P18">10. Objasni utjecaj veličine stranice u memoriji.</text:p>
      <text:p text:style-name="P8">Prevelika stranica dovodi do interne fragmentacije memorije, premala stranica nece pokriti slijedne varijable.</text:p>
      <text:p text:style-name="P3"/>
      <text:p text:style-name="P43"><text:span text:style-name="T5">11. Objasni XXX algoritam straničenja</text:span></text:p>
      <text:p text:style-name="P53"><text:span text:style-name="T5">FIFO</text:span>: <text:span text:style-name="T2">Najstarija stranica u memoriji je ona kuju ćemo odabrati za zamjenu. Stranice se postavljaju kao vezana lista, stranica se skida sa kraja dok se nova stranica stavlja na početak<text:line-break/></text:span></text:p>
      <text:p text:style-name="P53"><text:span text:style-name="T3">Optimalni algoritam zamjene stranica: </text:span><text:span text:style-name="T2">Osnovna ideja je da se zamjeni stranica kojoj se neće pristupati najduži vremenski period. To daje najmanji mogući postotak pogrešaka stranice</text:span></text:p>
      <text:p text:style-name="P42"/>
      <text:p text:style-name="P53"><text:span text:style-name="T3">LRU</text:span><text:span text:style-name="T2"> – least recently used. Zamjeni se stranica kojoj najduže vrijeme nije pristupano, gledamo u prošlost jer ne možemo gledati u budućnost</text:span></text:p>
      <text:p text:style-name="P41"/>
      <text:p text:style-name="P52"><text:span text:style-name="T3">LFU</text:span><text:span text:style-name="T2"> – least frequently used. Zamjeni se stranica koja je najrjeđe korištena u prošlosti</text:span></text:p>
      <text:p text:style-name="P3"/>
      <text:p text:style-name="P3"/>
      <text:p text:style-name="P25"/>
      <text:p text:style-name="P56">Peti ishod</text:p>
      <text:p text:style-name="P18">1. Koje su prednosti i nedostaci RAID sustava?</text:p>
      <text:p text:style-name="P17">Prednosti: omogucava zastitu podataka, povecane read/write perfomanse, read/write se moze obavljati simultano</text:p>
      <text:p text:style-name="P17">Nedostatci: ne rezultira uvijek boljim performansama, moze biti skuplji I slozeniji za upravljanje I odrzavanje</text:p>
      <text:p text:style-name="P3"/>
      <text:p text:style-name="P18">2. Da li RAID osigurava sustav od pogreške operacijskog sustava?</text:p>
      <text:p text:style-name="P14">RAID neće osigurati sustav od svake pogreške operacijskog sustava.</text:p>
      <text:p text:style-name="P18">3. Za koje greške je isplativo imati RAID?</text:p>
      <text:p text:style-name="P14">Kod prestanka rada jednog od diskova u RAIDu ukoliko su postojali mirrorani diskovi, podaci su spašeni.</text:p>
      <text:p text:style-name="P3"/>
      <text:p text:style-name="P18">4. Koja je razlika između programskog i sklopovskog RAIDA (prednosti i nedostaci)?</text:p>
      <text:p text:style-name="P14">Hardwareski raid je puno skuplji I pati od vendor lockinga, ali zato ima vece performance, brze pisanje, ne stvara CPU overhead, omogucuje hotswap. Softwareski ima opensource podrsku za drivere, jefitiniji je ali stvara CPU overhead.</text:p>
      <text:p text:style-name="P14"/>
      <text:p text:style-name="P29">5. Objasni kako radi RAID x</text:p>
      <text:p text:style-name="P28"><text:span text:style-name="T5">RAID 0</text:span> (Striping – npr. dva fizička diska postaju jedna logička jedinica, rad je duplo brži no kapacitet duplo manji),<text:span text:style-name="T5"> RAID 1</text:span> (Mirroring – npr. dva fizička diska su jednaka sadržajem, integritet je ojačan, kapacitet je duplo manji), <text:span text:style-name="T5">RAID 1E</text:span> (Striped Mirror – stripea mirror od minimalno 3 diska), <text:span text:style-name="T5">RAID 3</text:span> (Striped diskovi, min 3. gdje jedan čuva samo paritetne zapise), <text:span text:style-name="T5">RAID 5</text:span> (Najčešći oblik, s min. 3 diska gdje se paritetni zapisi ravnopravno zapisuju po svim diskovima, koristi se neovisni pristupi kod čitanja i pisanja za razliku od paralelnih kod RAIDa 3). <text:span text:style-name="T5">RAID 4 </text:span>- radi stripeanje na razini blokova po diskovima i ima jedan disk za čuvanje pariteta. </text:p>
      <text:p text:style-name="P26"/>
      <text:p text:style-name="P18">6. Što je vrijeme postavljanja glave, a što trajanje prijenosa podataka?</text:p>
      <text:list xml:id="list7369470862424948360" text:style-name="WWNum14">
        <text:list-header>
          <text:p text:style-name="P38"><text:span text:style-name="T4">Vrijeme postavljanja glave </text:span><text:span text:style-name="T13">je </text:span>vrijeme potrebno da pronađemo podatak <text:span text:style-name="T13">pomicanjem glave I vrtnjom poloce dok sektor ne dode pod glavu</text:span>.</text:p>
        </text:list-header>
      </text:list>
      <text:p text:style-name="P18">7. Što je referentni string a što je seek distance?</text:p>
      <text:p text:style-name="P15"><text:span text:style-name="T5">Referentni string</text:span> je struktura podataka koja predstavlja listu brojeva sektora kojima različite zadaće pristupaju.</text:p>
      <text:p text:style-name="P15"><text:span text:style-name="T5">Seek distance</text:span> je ukupna udaljenost između sektora pojedinih zadaća iz referentnog stringa</text:p>
      <text:p text:style-name="P3"/>
      <text:p text:style-name="P29">8. Objasni algoritam za disk: XXXX, prednosti nedostaci, način rada?</text:p>
      <text:p text:style-name="P58"><text:span text:style-name="T4">FCFS: </text:span>Zadaćama se dodjeljuje pristup disku onim redoslijedom kojim pristižu<text:line-break/>Prednosti: Nema izgladnjivanja, Jednostavan za implementaciju<text:line-break/>Nedostaci: Slučajan pristup disku, nema uštede vremena</text:p>
      <text:p text:style-name="P58"/>
      <text:p text:style-name="P59"><text:span text:style-name="T4">Najmanje vrijeme traženja (</text:span><text:span text:style-name="T6">SSTF</text:span><text:span text:style-name="T4">): </text:span>Kada nova zadaća dođe izračunaj udaljenost od zadaće koja trenutno pristupa disku. Stavi zadaću na odgovarajuće mjesto u redu (sortiranom po udaljenosti). Kad zadaća završi odaberi najbližu.<text:line-break/><text:tab/>Prednost: Poboljšanje vremena u odnosu na FCFS<text:line-break/><text:tab/>Nedostatak: <text:span text:style-name="T16">izgladnjivanje (kod diska)</text:span></text:p>
      <text:p text:style-name="P59"/>
      <text:p text:style-name="P57"><text:span text:style-name="T6">S</text:span><text:span text:style-name="T4">CAN </text:span><text:span text:style-name="T6">(d</text:span><text:span text:style-name="T4">izalo): </text:span>Kada nova zadaća dođe izračunaj udaljenost od zadaće koja trenutno pristupa disku. Stavi</text:p>
      <text:p text:style-name="P57">zadaću na odgovarajuće mjesto u redu (sortiranom po udaljenosti). Kad zadaća završi odaberi najbližu u jednom</text:p>
      <text:p text:style-name="P57">smjeru. Kada završimo put u jednom smjeru vraćamo se u suprotnom smjeru.<text:line-break/>Prednost: Poboljšanje vremena u odnosu na FCFS, lošije vrijeme nego SSTF, nema izgladnjivanja<text:line-break/>Nedostatak: Problem sa pravednošću, zadaće koje pristupaju sredini diska će biti dva puta brže posluživane od ostalih</text:p>
      <text:p text:style-name="P57"/>
      <text:p text:style-name="P45"><text:span text:style-name="T5">LOOK</text:span>: podvarijanta dizalo algoritma - ne ide do kraja harda <text:line-break/></text:p>
      <text:p text:style-name="P45"><text:soft-page-break/><text:span text:style-name="T5">Jednosmjerno Dizalo – C-SCAN</text:span>: Kada nova zadaća dođe izračunaj udaljenost od zadaće koja trenutno pristupa disku, Stavi zadaću na odgovarajuće mjesto u redu (sortiranom po udaljenosti), Kad zadaća završi odaberi najbližu u jednom smjeru, Kada završimo put u jednom smjeru vraćamo se na početak</text:p>
      <text:p text:style-name="P45"><text:tab/>Prednost: nema problema igladnjivanja I sredine</text:p>
      <text:p text:style-name="P45"/>
      <text:p text:style-name="P45"><text:span text:style-name="T5">C-LOOK</text:span>: podvarijanta LOOK koji ne ide do krajnosti. ne resetira pogresku motora, vraca se na najprije</text:p>
      <text:p text:style-name="P45">moguce zadace, nikada ne resetira stanje, look ignorira krajnosti dok scan uzima u obzir krajnosti, c ide u</text:p>
      <text:p text:style-name="P45">ujednom smjeru, look ide samo gore dole</text:p>
      <text:p text:style-name="P44"/>
      <text:p text:style-name="P51"/>
      <text:p text:style-name="P18">9. Što je izgladnjivanje kod diska?</text:p>
      <text:p text:style-name="P24">Konstantni pritok zadaca moze rezultirati neizvrsavanjem udaljenih zadaca u razumnom vremenu.</text:p>
      <text:p text:style-name="P3"/>
      <text:p text:style-name="P18">10. Koji algoritam je najbolji, a koji najlošiji?</text:p>
      <text:p text:style-name="P10"><text:span text:style-name="T5">sstf</text:span> - najbolji za primjenu, najucinkovitiji, ima problem sa izgladnjivanjem</text:p>
      <text:p text:style-name="P10"><text:span text:style-name="T5">fcfs</text:span> - najlošiji, fcfs - kao i fifo, nema izgladnjivanja, ide po redu, jednostavan je za implementaciju, ima slucajan pristup disku (ide zadanim redosljedom), ne uzima u obzir predvidanje buducnosti</text:p>
      <text:p text:style-name="P3"/>
      <text:p text:style-name="P18">11. Zašto je jednosmjerno dizalo pravednije?</text:p>
      <text:p text:style-name="P15">Jer rjesava problem sredine;<text:span text:style-name="T14"> ocekivana udaljenost od glave uvijek je manja od pola maksimalne udaljenosti.</text:span></text:p>
      <text:p text:style-name="P3"/>
      <text:p text:style-name="P26">12. Prikaži posluživanje diska XXX algoritmom ako je veličina diska je 0-30 a glava diska je na sektoru n.</text:p>
      <text:p text:style-name="P3"/>
      <text:p text:style-name="P18">13. Navedite datotečne sustave koji se koriste na Windows platformama.</text:p>
      <text:p text:style-name="P16">FAT, <text:s/>exFAT, NTFS</text:p>
      <text:p text:style-name="P3"/>
      <text:p text:style-name="P18">14. Navedite datotečne sustave koji se koriste na Linux platformama.</text:p>
      <text:p text:style-name="P16">ext*, XFS, JFS, ReiserFS, btrfs</text:p>
      <text:p text:style-name="P3"/>
      <text:p text:style-name="P25">Šesti ishod</text:p>
      <text:p text:style-name="P3">1. Kakav je to ugrađeni sustav, navedi primjer?</text:p>
      <text:p text:style-name="P3">2. Objasni neke od specifičnosti dizajna za pojedine ugrađene sustave, navedi primjere?</text:p>
      <text:p text:style-name="P3"/>
      <text:p text:style-name="P18">3. Što je to tajnost, integritet, visoka dostupnost, i izolacija mreže?</text:p>
      <text:p text:style-name="P11">Tajnost je cilj kad je prijetnja vidljivost podataka, integritet je cilj kad je prijetnja promjena podataka, visoka dostupnost sustava je cilj kad je prijetnja Denial of service, izolacija vanjske mreže je cilj kad je prijetnja sistem pun virusa.</text:p>
      <text:p text:style-name="P3"/>
      <text:p text:style-name="P18">4. Navedite zašto je važan security, tko sve i zašto ima interesa da je krši?</text:p>
      <text:p text:style-name="P32">Security je važan za zaštitu podataka. Slučajan upad od strane slabo informatički obrazovanih ljudi, Istraživanje od strane zaposlenika (Istraživanje iznutra: studenti, zaposlenici, ulazu svoje radno vrijeme, često iz želje za osvetom ili radi dokazivanja), Postupci provale zbog ostvarenja financijske dobiti, Komercijalna ili vojna špijunaža</text:p>
      <text:p text:style-name="P18">5. Da li je moguće izraditi sigurni računalni sustav, zašto?</text:p>
      <text:p text:style-name="P12">Moguće je izraditi siguran računalni sustav ali veća sigurnost znači manje user friendly sustav.</text:p>
      <text:p text:style-name="P3"/>
      <text:p text:style-name="P18">6. Koja je razlika između identifikacije i autentifikacije?</text:p>
      <text:p text:style-name="P32">Identifikacija je element kojim se jedinstveno opisuje user – poznat je svima <text:span text:style-name="T11">(npr. u</text:span>sername<text:span text:style-name="T11">). Autentifikacija je potvrda da je to stvarno ta osoba (npr. ostisak prsta, lozinka, token)</text:span></text:p>
      <text:p text:style-name="P32"/>
      <text:p text:style-name="P35">7. Navedite primjer kvalitetne lozinke</text:p>
      <text:p text:style-name="P34">Što duža kombinacija riječi sa simbolima. Pr1mj3rJe83noDo&amp;reS1fr#</text:p>
      <text:p text:style-name="P32"><text:soft-page-break/></text:p>
      <text:p text:style-name="P35">8. Što je login spoofing?</text:p>
      <text:p text:style-name="P36">Izrada ekrana koji je identican ekranu pravog korisnickog sucelja <text:span text:style-name="T11">kako bi se zabiljezila sifra korisnika.</text:span></text:p>
      <text:p text:style-name="P18">9. Što je to trap door?</text:p>
      <text:p text:style-name="P32">Trap door (trojanski konj) je dio koda namjerno ostavljen da bi se kasnije osigurao zašticen ulaz.</text:p>
      <text:p text:style-name="P18">10. Što je exploit?</text:p>
      <text:p text:style-name="P12">Eksploit je iskorištavanje ranjivosti programa/sustava.</text:p>
      <text:p text:style-name="P3"/>
      <text:p text:style-name="P18">11. Što je to buffer overflow?</text:p>
      <text:p text:style-name="P32">Buffer overflow se događa kada se u buffer pokuša spremiti više podataka nego što je moguće.</text:p>
      <text:p text:style-name="P18">12. Što je to šuplja datoteke, kako nastaje i što je u njoj?</text:p>
      <text:p text:style-name="P12">Npr. Napravimo novu datoteku, koja zauzme 4 clustera I veličine je 3.1 KB, a 1 cluster je veličine 1KB. To znači da je 0.9 KB ostalo prazno – “šuplje”. U njoj se ne nalazi ništa, taj šuplji dio je prazan, zato je šuplja datoteka pogodna za viruse, jer antivirusni program ne može vidjeti promjenu u veličini datoteke.</text:p>
      <text:p text:style-name="P3"/>
      <text:p text:style-name="P18">13. Kakav je to polymorphic code?</text:p>
      <text:p text:style-name="P32">Polymorphic code služi za zavaravanje <text:span text:style-name="T11">antivirusnog </text:span>sustava, <text:span text:style-name="T11">to je samo-enkriptirajuci virus koji moze raditi modificirane kopije sebe.</text:span></text:p>
      <text:p text:style-name="P18">14. Što je to trojanski konj, kako je nastao, za što se danas koristi?</text:p>
      <text:p text:style-name="P12">Trojanski konj ili kraće trojanac je maliciozni računalni program koji se lažno predstavlja kao neki drugi program s korisnim ili poželjnim funkcijama. </text:p>
      <text:p text:style-name="P3"/>
      <text:p text:style-name="P18">15. Što je to spyware da li je legalan?</text:p>
      <text:p text:style-name="P23">Spyware potajno skuplja informacije o korisniku računala I salje ih kreatoru programa. Apsolutno nije legalan.</text:p>
      <text:p text:style-name="P18"/>
      <text:p text:style-name="P18">16. Što je to adware?</text:p>
      <text:p text:style-name="P33">Adware - advertising-supported software <text:span text:style-name="T12">ugraduje reklame u lokalne kopije webstranica koje korisnik posjecuje.</text:span></text:p>
      <text:p text:style-name="P18">17. Da li google rješenje (pretraga) može nas izlječiti od virusa/trojanaca...?</text:p>
      <text:p text:style-name="P13">Wtf, ne. Kakvo je ovo pitanje uopce</text:p>
      <text:p text:style-name="P3"/>
      <text:p text:style-name="P18">18. Koja je razlika između ADSL i kabelske?</text:p>
      <text:p text:style-name="P23">ADSL se prenosi preko bakrenih telefonskih žica a kabelska preko koaxialnog kabela.</text:p>
      <text:p text:style-name="P3"/>
      <text:p text:style-name="P18">19. Št<text:span text:style-name="T9">o</text:span> je jitter ?</text:p>
      <text:p text:style-name="P11">Jitter je promjene brzine dostavljanja podataka (prerano ili prekasno). <text:tab/>100--200 msec varijacija uzrokuje zastajkivanje zastajkivanje slike ili prekid zvuka</text:p>
      <text:p text:style-name="P3"/>
      <text:p text:style-name="P18">20. Što je QoS?</text:p>
      <text:p text:style-name="P37">Quality of service (QoS) u mreži rješava probleme vezane uz moguću pojavu jittera-a.</text:p>
      <text:p text:style-name="P29">21. Koja je razlika između analognog i digitalnog signala?</text:p>
      <text:p text:style-name="P27">Analogni signal je kontinuiran I ima puni raspon vrijednosti dok je digitalni signal generiran prekidno I nemoze imati raspon kao analogni. Analogni signal je sinusoidni val dok je digitalni signal kvadratni val</text:p>
      <text:p text:style-name="P5"/>
      <text:p text:style-name="P18">22. Da li za digitalni signal vrijedi siđite sa krovova?</text:p>
      <text:p text:style-name="P37">Ne vrijedi. Negledljiva slika na digitalnom signalu</text:p>
      <text:p text:style-name="P19">23. Kako izgledaju smetnje u digitalnom i analognom signalu?</text:p>
      <text:p text:style-name="P22">Smetnje u analognom signalu se manifestiraju kao snijeg/nestanjanje djelova slike dok se kod digitalnog signala moraju isporuciti svi pikseli u protivnom se slika zamrzne.</text:p>
      <text:p text:style-name="P21"><text:soft-page-break/></text:p>
      <text:p text:style-name="P18">24. Što je I, P i B frame kod MPEG-a?</text:p>
      <text:p text:style-name="P22">I <text:s/>–– Intracoded –– JPEG slike</text:p>
      <text:p text:style-name="P22">P <text:s/>–– Predictive –– Promjena bloka slike u <text:s/>odnosu na prethodnu sliku </text:p>
      <text:p text:style-name="P22">B <text:s/>–– bidirectional – Promjena bloka slike u odnosu <text:s/>na prethodnu sliku ili slijedeću sliku</text:p>
      <text:p text:style-name="P22">Filmovi za brzom akcijom zahtjevaju I frame, filmovi sa sporim promjenama koriste P i B frame. </text:p>
      <text:p text:style-name="P3"/>
      <text:p text:style-name="P18">25. Navedite primjer prijenosa gdje su korisniji P i B , a gdje nisu I oviri?</text:p>
      <text:p text:style-name="P11">I-JPEG- trka, reklama, P,B- kodirane slike; statična slika, npr. Dokumentarac... gdje nema puno 'micanja'</text:p>
      <text:p text:style-name="P3"/>
      <text:p text:style-name="P18">26. Objasni zašto su gubit<text:span text:style-name="T9">c</text:span>i kod digitalizacije?</text:p>
      <text:p text:style-name="P37"><text:span text:style-name="T9">Jer </text:span>se kodiranje analognog signala u digitalni ne može izvesti bez gubitaka.</text:p>
      <text:p text:style-name="P26">27. Kakav je to homogeni a kakav nehomogeni sustav?</text:p>
      <text:p text:style-name="P26">28. Koja je razlika između EDF i RMS sustava?</text:p>
      <text:p text:style-name="P26">29. Zbog čega je komplicirano premotavanje kod MPEG formata?</text:p>
      <text:p text:style-name="P26">30. Kako biste vi riješili premotavanje (dvije moguće metode)?</text:p>
      <text:p text:style-name="P26">31. Izračunajte RMS prioritete multimedijskog sustav za tri multimedijska procesa</text:p>
      <text:p text:style-name="P26">32. Prema zadanim podacima izvedi RMS algoritam na crtežu.</text:p>
      <text:p text:style-name="P26">33. Prema zadanim podacima izvedi EDF algoritam na crtežu.</text:p>
      <text:p text:style-name="P3"/>
      <text:p text:style-name="P18">34. Što je to virtualizacija koje su njene prednosti</text:p>
      <text:p text:style-name="P31"><text:span text:style-name="T7">Virtualizacija omogućava rad više logičkih ili aplikacijskih procesa na jednom fizičkom uređaju, dijeleći na siguran i pouzdan način hardverske resurse između raznih virtualnih okruženja koja na njemu postoje. </text:span><text:span text:style-name="T8">Prednosti su veče iskoristavanje resursa i izolacija.</text:span></text:p>
      <text:p text:style-name="P18">35. Navedite primjer nekog virtualizacijskog programa</text:p>
      <text:p text:style-name="P22">VirtualBox, VMware workstation</text:p>
      <text:p text:style-name="P18"/>
      <text:p text:style-name="P18">36. Što je to green-it?</text:p>
      <text:p text:style-name="P22">Još se zove I Green computing, a opisuje korištenje kompjuterskih resursa na učinkovit način. Green IT počinje s tim da proizvođači proizvode proizvode koji su dobri za okoliš te poticanje IT odjela da razmotre opcije pogodnije za okoliš kao što su virtualizacija, power management I ispravne navike reciklira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6%" fo:text-indent="0in" style:auto-text-indent="false"/>
      <style:text-properties fo:language="en" fo:country="US"/>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6:54:42.650874680</meta:creation-date>
    <meta:print-date>2018-07-11T16:58:10.989864842</meta:print-date>
    <dc:date>2018-07-12T20:21:28.864637548</dc:date>
    <meta:editing-duration>PT56M46S</meta:editing-duration>
    <meta:editing-cycles>9</meta:editing-cycles>
    <meta:generator>LibreOffice/5.2.7.2$Linux_X86_64 LibreOffice_project/20m0$Build-2</meta:generator>
    <meta:document-statistic meta:table-count="0" meta:image-count="0" meta:object-count="0" meta:page-count="5" meta:paragraph-count="133" meta:word-count="1891" meta:character-count="12494" meta:non-whitespace-character-count="10707"/>
  </office:meta>
</office:document-meta>
</file>